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lr1_n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rror rate</text:p>
          </table:table-cell>
          <table:table-cell table:number-columns-repeated="2"/>
          <table:table-cell office:value-type="string" calcext:value-type="string">
            <text:p>sk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moothSubspace</text:p>
          </table:table-cell>
          <table:table-cell office:value-type="float" office:value="0.406666666666667" calcext:value-type="float">
            <text:p>0.406666666666667</text:p>
          </table:table-cell>
          <table:table-cell office:value-type="float" office:value="0.593333333333333" calcext:value-type="float">
            <text:p>0.593333333333333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ntheticControl</text:p>
          </table:table-cell>
          <table:table-cell office:value-type="float" office:value="0.253333333333333" calcext:value-type="float">
            <text:p>0.253333333333333</text:p>
          </table:table-cell>
          <table:table-cell office:value-type="float" office:value="0.746666666666667" calcext:value-type="float">
            <text:p>0.746666666666667</text:p>
          </table:table-cell>
          <table:table-cell table:number-columns-repeated="2"/>
          <table:table-cell office:value-type="float" office:value="0.936666666666667" calcext:value-type="float">
            <text:p>0.936666666666667</text:p>
          </table:table-cell>
          <table:table-cell office:value-type="float" office:value="0.0633333333333334" calcext:value-type="float">
            <text:p>0.06333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tleFly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rdChicken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ffee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0357142857142857" calcext:value-type="float">
            <text:p>0.03571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MD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t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2"/>
          <table:table-cell office:value-type="float" office:value="0.933333333333333" calcext:value-type="float">
            <text:p>0.93333333333333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lyPowerDemand</text:p>
          </table:table-cell>
          <table:table-cell office:value-type="float" office:value="0.915451895043732" calcext:value-type="float">
            <text:p>0.915451895043732</text:p>
          </table:table-cell>
          <table:table-cell office:value-type="float" office:value="0.0845481049562682" calcext:value-type="float">
            <text:p>0.084548104956268</text:p>
          </table:table-cell>
          <table:table-cell table:number-columns-repeated="2"/>
          <table:table-cell office:value-type="float" office:value="0.965986394557823" calcext:value-type="float">
            <text:p>0.965986394557823</text:p>
          </table:table-cell>
          <table:table-cell office:value-type="float" office:value="0.0340136054421769" calcext:value-type="float">
            <text:p>0.034013605442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natown</text:p>
          </table:table-cell>
          <table:table-cell office:value-type="float" office:value="0.970845481049563" calcext:value-type="float">
            <text:p>0.970845481049563</text:p>
          </table:table-cell>
          <table:table-cell office:value-type="float" office:value="0.0291545189504373" calcext:value-type="float">
            <text:p>0.029154518950437</text:p>
          </table:table-cell>
          <table:table-cell table:number-columns-repeated="2"/>
          <table:table-cell office:value-type="float" office:value="0.97667638483965" calcext:value-type="float">
            <text:p>0.97667638483965</text:p>
          </table:table-cell>
          <table:table-cell office:value-type="float" office:value="0.0233236151603499" calcext:value-type="float">
            <text:p>0.023323615160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G200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64285714285714" calcext:value-type="float">
            <text:p>0.964285714285714</text:p>
          </table:table-cell>
          <table:table-cell office:value-type="float" office:value="0.0357142857142857" calcext:value-type="float">
            <text:p>0.0357142857142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59722222222222" calcext:value-type="float">
            <text:p>0.659722222222222</text:p>
          </table:table-cell>
          <table:table-cell office:value-type="float" office:value="0.340277777777778" calcext:value-type="float">
            <text:p>0.3402777777777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65014577259475" calcext:value-type="float">
            <text:p>0.965014577259475</text:p>
          </table:table-cell>
          <table:table-cell office:value-type="float" office:value="0.0349854227405247" calcext:value-type="float">
            <text:p>0.0349854227405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7667638483965" calcext:value-type="float">
            <text:p>0.97667638483965</text:p>
          </table:table-cell>
          <table:table-cell office:value-type="float" office:value="0.0233236151603499" calcext:value-type="float">
            <text:p>0.023323615160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18:09:30.550168041</dc:date>
    <meta:editing-duration>PT1H8M58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